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9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16cm" fo:min-width="0.39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6cm" svg:height="0.3cm" svg:x="5.835cm" svg:y="1.2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cm" svg:x="8.602cm" svg:y="1.2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9cm" svg:height="0.3cm" svg:x="15.046cm" svg:y="1.2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0.509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9.567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2.314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1.373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27cm" svg:height="0.3cm" svg:x="17.873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5cm" svg:height="0.3cm" svg:x="16.908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8cm" svg:height="0.3cm" svg:x="14.164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1:50:04.345157854</dc:date>
    <meta:editing-duration>PT1H29M52S</meta:editing-duration>
    <meta:editing-cycles>29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MPKI=1</text:p>
              </table:table-cell>
              <table:table-cell office:value-type="float" office:value="14.7661350743872">
                <text:p>14.7661350743872</text:p>
              </table:table-cell>
              <table:table-cell office:value-type="float" office:value="11.1517508549983">
                <text:p>11.1517508549983</text:p>
              </table:table-cell>
              <table:table-cell office:value-type="float" office:value="14.412986201045">
                <text:p>14.412986201045</text:p>
              </table:table-cell>
              <table:table-cell office:value-type="float" office:value="14.5533434272672">
                <text:p>14.5533434272672</text:p>
              </table:table-cell>
              <table:table-cell office:value-type="float" office:value="20.1227922624054">
                <text:p>20.1227922624054</text:p>
              </table:table-cell>
              <table:table-cell office:value-type="float" office:value="13.5919995993122">
                <text:p>13.5919995993122</text:p>
              </table:table-cell>
              <table:table-cell office:value-type="float" office:value="15.5125725338491">
                <text:p>15.5125725338491</text:p>
              </table:table-cell>
              <table:table-cell office:value-type="float" office:value="17.592483654638">
                <text:p>17.592483654638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6970559459219">
                <text:p>21.6970559459219</text:p>
              </table:table-cell>
              <table:table-cell office:value-type="float" office:value="23.4415988064897">
                <text:p>23.4415988064897</text:p>
              </table:table-cell>
              <table:table-cell office:value-type="float" office:value="14.9946090593783">
                <text:p>14.9946090593783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5.0323607673627">
                <text:p>15.0323607673627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758287856851">
                <text:p>15.2758287856851</text:p>
              </table:table-cell>
              <table:table-cell office:value-type="float" office:value="9.9204721052912">
                <text:p>9.9204721052912</text:p>
              </table:table-cell>
              <table:table-cell office:value-type="float" office:value="23.2525205554734">
                <text:p>23.2525205554734</text:p>
              </table:table-cell>
              <table:table-cell office:value-type="float" office:value="NaN">
                <text:p>NaN</text:p>
              </table:table-cell>
              <table:table-cell office:value-type="float" office:value="16.4363007196532">
                <text:p>16.4363007196532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14.6815797923579">
                <text:p>14.6815797923579</text:p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460009824499">
                <text:p>14.3460009824499</text:p>
              </table:table-cell>
              <table:table-cell office:value-type="float" office:value="14.507016790581">
                <text:p>14.507016790581</text:p>
              </table:table-cell>
              <table:table-cell office:value-type="float" office:value="19.9915895710681">
                <text:p>19.9915895710681</text:p>
              </table:table-cell>
              <table:table-cell office:value-type="float" office:value="13.4649481610097">
                <text:p>13.4649481610097</text:p>
              </table:table-cell>
              <table:table-cell office:value-type="float" office:value="14.5758496822327">
                <text:p>14.5758496822327</text:p>
              </table:table-cell>
              <table:table-cell office:value-type="float" office:value="17.4160041682774">
                <text:p>17.4160041682774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5.0205894961094">
                <text:p>15.0205894961094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4.9638047431473">
                <text:p>14.9638047431473</text:p>
              </table:table-cell>
              <table:table-cell office:value-type="float" office:value="24.7406378957924">
                <text:p>24.7406378957924</text:p>
              </table:table-cell>
              <table:table-cell office:value-type="float" office:value="15.263392359951">
                <text:p>15.263392359951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3335573625095">
                <text:p>16.3335573625095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14.7254629134111">
                <text:p>14.7254629134111</text:p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571651855491">
                <text:p>14.3571651855491</text:p>
              </table:table-cell>
              <table:table-cell office:value-type="float" office:value="14.5296151499401">
                <text:p>14.5296151499401</text:p>
              </table:table-cell>
              <table:table-cell office:value-type="float" office:value="19.5256518082422">
                <text:p>19.5256518082422</text:p>
              </table:table-cell>
              <table:table-cell office:value-type="float" office:value="13.3696178439655">
                <text:p>13.3696178439655</text:p>
              </table:table-cell>
              <table:table-cell office:value-type="float" office:value="14.175186515612">
                <text:p>14.175186515612</text:p>
              </table:table-cell>
              <table:table-cell office:value-type="float" office:value="17.3235625325647">
                <text:p>17.3235625325647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4.8971824216365">
                <text:p>14.8971824216365</text:p>
              </table:table-cell>
              <table:table-cell office:value-type="float" office:value="15.188351589634">
                <text:p>15.188351589634</text:p>
              </table:table-cell>
              <table:table-cell office:value-type="float" office:value="14.9986637385111">
                <text:p>14.9986637385111</text:p>
              </table:table-cell>
              <table:table-cell office:value-type="float" office:value="24.1602067183463">
                <text:p>24.1602067183463</text:p>
              </table:table-cell>
              <table:table-cell office:value-type="float" office:value="15.1746668151613">
                <text:p>15.1746668151613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2368004228434">
                <text:p>16.236800422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